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7.99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Introduir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regs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usrs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modific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odifica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expsearch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title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rdnot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nser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ackdb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</table:table>
      <table:database-ranges>
        <table:database-range table:target-range-address="Hoja1.A1:Hoja1.F45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5">02/15/2010</text:date>, <text:time>18:13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date>2010-02-15T18:13:09</dc:date>
    <meta:editing-cycles>8</meta:editing-cycles>
    <meta:editing-duration>PT28M24S</meta:editing-duration>
    <meta:user-defined meta:name="Info 1"/>
    <meta:user-defined meta:name="Info 2"/>
    <meta:user-defined meta:name="Info 3"/>
    <meta:user-defined meta:name="Info 4"/>
    <meta:document-statistic meta:table-count="1" meta:cell-count="2705"/>
  </office:meta>
</office:document-meta>
</file>